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P9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Funcionário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Cadastro de Funcionário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6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Funcionário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: Cadastro de Funcionário; os campos nome, data de nascimento não estão verificando os casos de teste, matrícula e função:</text:p>
            <text:p text:style-name="P91">O campo nome, matrícula e função estão aceitando: caractere único; começar com caractere espaço; caracteres especiais como: @,!,%;</text:p>
            <text:p text:style-name="P92">O campo data de nascimento está aceitando dados fora do domínio, como dia 32, mês 13, ano abaixo de 1800 e não está aceitando dadas em formato: DDMMAAAA e DDMMAA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Google Chrome 43.0.2357.81 m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Alta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13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1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 V3.0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<text:s/>Cadastro de Funcionário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26:00Z</meta:creation-date>
    <dc:date>2015-06-13T15:33:00Z</dc:date>
    <meta:template xlink:href="Normal" xlink:type="simple"/>
    <meta:editing-cycles>3</meta:editing-cycles>
    <meta:editing-duration>PT60S</meta:editing-duration>
    <meta:document-statistic meta:page-count="3" meta:paragraph-count="2" meta:word-count="222" meta:character-count="1419" meta:row-count="9" meta:non-whitespace-character-count="1199"/>
  </office:meta>
</office:document-meta>
</file>